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d7255" officeooo:paragraph-rsid="000d725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officeooo:rsid="000d7255" officeooo:paragraph-rsid="000d725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0d7255" officeooo:paragraph-rsid="000d7255" style:font-size-asian="18pt" style:font-weight-asian="normal" style:font-size-complex="18pt" style:font-weight-complex="normal"/>
    </style:style>
    <style:style style:name="T1" style:family="text">
      <style:text-properties officeooo:rsid="000d72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Протокол связи между платой «<text:span text:style-name="T1">А</text:span>рдуино» и ПК-COM</text:p>
      <text:p text:style-name="P1"/>
      <text:p text:style-name="P2"/>
      <text:p text:style-name="P3">В данном документе описывается протокол связи между платой ардуино MEGA, прошитой для тестирования датчика положения, и COM-портом ПК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0:14:18.542981628</meta:creation-date>
    <dc:date>2025-11-17T18:54:05.776343206</dc:date>
    <meta:editing-duration>PT3H8M36S</meta:editing-duration>
    <meta:editing-cycles>1</meta:editing-cycles>
    <meta:document-statistic meta:table-count="0" meta:image-count="0" meta:object-count="0" meta:page-count="2" meta:paragraph-count="2" meta:word-count="25" meta:character-count="180" meta:non-whitespace-character-count="157"/>
    <meta:generator>LibreOffice/7.3.7.2$Linux_X86_64 LibreOffice_project/30$Build-2</meta:generator>
  </office:meta>
</office:document-meta>
</file>